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40000026576294756912A0D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857" officeooo:paragraph-rsid="00081857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0mm" svg:height="61.3mm" draw:z-index="0"><draw:image xlink:href="Pictures/10000001000006A40000026576294756912A0D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style:wrap="parallel" style:number-wrapped-paragraphs="no-limit" style:wrap-contour="false" style:vertical-pos="middle" style:vertical-rel="text" draw:wrap-influence-on-position="once-concurrent" loext:allow-overlap="tru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0:45:52.116545529</meta:creation-date>
    <dc:title>nogap</dc:title>
    <meta:editing-duration>PT55S</meta:editing-duration>
    <meta:editing-cycles>2</meta:editing-cycles>
    <meta:generator>LibreOffice/7.3.7.2$Linux_X86_64 LibreOffice_project/30$Build-2</meta:generator>
    <meta:initial-creator>Leif Karlsson</meta:initial-creator>
    <dc:date>2023-03-15T10:46:46.639682271</dc:date>
    <dc:creator>Leif Karlsson</dc:creator>
    <meta:document-statistic meta:table-count="0" meta:image-count="1" meta:object-count="0" meta:page-count="1" meta:paragraph-count="0" meta:word-count="0" meta:character-count="0" meta:non-whitespace-character-count="0"/>
    <meta:template xlink:type="simple" xlink:actuate="onRequest" xlink:title="nogap" xlink:href="../../../../Templates/nogap1.ott" meta:date="2023-03-15T10:45:51.694841252"/>
  </office:meta>
</office:document-meta>
</file>